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Verdana" svg:font-family="Verdan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Text_20_body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text-align="justify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6" style:family="paragraph" style:parent-style-name="Text_20_body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ext_20_body">
      <style:paragraph-properties fo:text-align="start" style:justify-single-word="false"/>
      <style:text-properties style:font-name="Arial" fo:font-size="10pt" fo:font-weight="bold" style:font-size-asian="10pt" style:font-size-complex="10pt"/>
    </style:style>
    <style:style style:name="P8" style:family="paragraph" style:parent-style-name="Footnote">
      <style:text-properties fo:font-size="8pt" fo:font-weight="normal" style:font-size-asian="8pt" style:font-weight-asian="normal" style:font-size-complex="8pt" style:font-weight-complex="normal"/>
    </style:style>
    <style:style style:name="P9" style:family="paragraph" style:parent-style-name="Text_20_body" style:master-page-name="HTML">
      <style:paragraph-properties fo:text-align="center" style:justify-single-word="false"/>
      <style:text-properties style:font-name="Arial" fo:font-size="10pt" fo:font-weight="bold" style:font-size-asian="10pt" style:font-size-complex="10pt"/>
    </style:style>
    <style:style style:name="P10" style:family="paragraph" style:parent-style-name="Text_20_body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ext_20_body" style:list-style-name="L1">
      <style:paragraph-properties fo:text-align="justify" style:justify-single-word="false"/>
      <style:text-properties style:font-name="Arial" fo:font-size="10pt" fo:font-weight="normal" style:font-size-asian="10pt" style:font-size-complex="10pt"/>
    </style:style>
    <style:style style:name="P13" style:family="paragraph" style:parent-style-name="Text_20_body">
      <style:paragraph-properties fo:text-align="start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ext_20_body" style:list-style-name="L1">
      <style:paragraph-properties fo:text-align="justify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ext_20_body" style:list-style-name="L1">
      <style:paragraph-properties fo:text-align="justify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ext_20_body" style:list-style-name="L1">
      <style:paragraph-properties fo:text-align="justify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ext_20_body" style:list-style-name="L1">
      <style:paragraph-properties fo:text-align="justify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ext_20_body" style:list-style-name="L1">
      <style:paragraph-properties fo:text-align="justify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ext_20_body" style:list-style-name="L1">
      <style:paragraph-properties fo:text-align="justify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ext_20_body" style:list-style-name="L1">
      <style:paragraph-properties fo:text-align="justify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ext_20_body" style:list-style-name="L1">
      <style:paragraph-properties fo:text-align="justify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ext_20_body" style:list-style-name="L1">
      <style:paragraph-properties fo:text-align="justify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ext_20_body" style:list-style-name="L1">
      <style:paragraph-properties fo:text-align="justify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ext_20_body" style:list-style-name="L1">
      <style:paragraph-properties fo:text-align="justify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ext_20_body" style:list-style-name="L1">
      <style:paragraph-properties fo:text-align="justify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ext_20_body" style:list-style-name="L1">
      <style:paragraph-properties fo:text-align="justify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ext_20_body" style:list-style-name="L1">
      <style:paragraph-properties fo:text-align="justify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ext_20_body" style:list-style-name="L1">
      <style:paragraph-properties fo:text-align="justify" style:justify-single-word="false"/>
      <style:text-properties style:font-name="Arial" fo:font-size="10pt" fo:font-style="normal" fo:font-weight="normal" style:font-size-asian="10pt" style:font-style-asian="normal" style:font-size-complex="10pt" style:font-style-complex="normal"/>
    </style:style>
    <style:style style:name="P30" style:family="paragraph" style:parent-style-name="Text_20_body">
      <style:paragraph-properties fo:text-align="start" style:justify-single-word="false"/>
      <style:text-properties style:font-name="Arial" fo:font-size="10pt" fo:font-style="normal" fo:font-weight="bold" style:font-size-asian="10pt" style:font-style-asian="normal" style:font-size-complex="10pt" style:font-style-complex="normal"/>
    </style:style>
    <style:style style:name="P31" style:family="paragraph" style:parent-style-name="Text_20_body">
      <style:paragraph-properties fo:text-align="center" style:justify-single-word="fals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2" style:family="paragraph" style:parent-style-name="Text_20_body" style:list-style-name="L1">
      <style:paragraph-properties fo:text-align="justify" style:justify-single-word="fals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Text_20_body" style:list-style-name="L1">
      <style:paragraph-properties fo:text-align="justify" style:justify-single-word="fals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4" style:family="paragraph" style:parent-style-name="Text_20_body" style:list-style-name="L1">
      <style:paragraph-properties fo:text-align="justify" style:justify-single-word="fals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5" style:family="paragraph" style:parent-style-name="Text_20_body" style:list-style-name="L1">
      <style:paragraph-properties fo:text-align="justify" style:justify-single-word="fals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6" style:family="paragraph" style:parent-style-name="Text_20_body" style:list-style-name="L1">
      <style:paragraph-properties fo:text-align="justify" style:justify-single-word="fals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7" style:family="paragraph" style:parent-style-name="Text_20_body" style:list-style-name="L1">
      <style:paragraph-properties fo:text-align="justify" style:justify-single-word="fals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8" style:family="paragraph" style:parent-style-name="Text_20_body" style:list-style-name="L1">
      <style:paragraph-properties fo:text-align="justify" style:justify-single-word="fals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9" style:family="paragraph" style:parent-style-name="Text_20_body" style:list-style-name="L1">
      <style:paragraph-properties fo:text-align="justify" style:justify-single-word="fals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0" style:family="paragraph" style:parent-style-name="Text_20_body" style:list-style-name="L1">
      <style:paragraph-properties fo:text-align="justify" style:justify-single-word="fals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1" style:family="paragraph" style:parent-style-name="Text_20_body" style:list-style-name="L1">
      <style:paragraph-properties fo:text-align="justify" style:justify-single-word="fals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2" style:family="paragraph" style:parent-style-name="Text_20_body" style:list-style-name="L1">
      <style:paragraph-properties fo:text-align="justify" style:justify-single-word="fals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3" style:family="paragraph" style:parent-style-name="Text_20_body">
      <style:paragraph-properties fo:text-align="start" style:justify-single-word="false"/>
      <style:text-properties style:font-name="Arial" fo:font-size="10pt" fo:font-weight="bold" style:font-size-asian="10pt" style:font-size-complex="10pt"/>
    </style:style>
    <style:style style:name="P44" style:family="paragraph" style:parent-style-name="Text_20_body">
      <style:paragraph-properties fo:text-align="justify" style:justify-single-word="false"/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ext_20_body">
      <style:paragraph-properties fo:text-align="start" style:justify-single-word="false" fo:break-before="page"/>
      <style:text-properties style:font-name="Arial" fo:font-size="10pt" fo:font-weight="bold" style:font-size-asian="10pt" style:font-size-complex="10pt"/>
    </style:style>
    <style:style style:name="P46" style:family="paragraph" style:parent-style-name="Text_20_body">
      <style:paragraph-properties fo:text-align="start" style:justify-single-word="false" fo:break-before="pag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weight="bold"/>
    </style:style>
    <style:style style:name="T9" style:family="text">
      <style:text-properties style:text-position="0% 100%" style:font-name="Arial" fo:font-weight="normal" style:font-name-asian="Verdana" style:font-weight-asian="normal" style:font-name-complex="Verdana" style:font-weight-complex="normal"/>
    </style:style>
    <style:style style:name="T10" style:family="text">
      <style:text-properties style:text-position="0% 100%" fo:font-weight="normal" style:font-name-asian="Verdana" style:font-weight-asian="normal" style:font-name-complex="Verdana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font-name="Arial" fo:font-size="12pt" fo:font-style="italic" style:font-name-asian="Verdana" style:font-size-asian="12pt" style:font-style-asian="italic" style:font-name-complex="Verdana" style:font-size-complex="12pt" style:font-style-complex="italic"/>
    </style:style>
    <style:style style:name="T13" style:family="text">
      <style:text-properties style:font-name="Arial" fo:font-size="10pt" fo:font-style="normal" style:font-name-asian="Verdana" style:font-size-asian="10pt" style:font-style-asian="normal" style:font-name-complex="Verdana" style:font-size-complex="10pt" style:font-style-complex="normal"/>
    </style:style>
    <style:style style:name="T14" style:family="text">
      <style:text-properties style:text-position="sub 58%" style:font-name="Arial" fo:font-size="12pt" fo:font-style="italic" fo:font-weight="normal" style:font-name-asian="Verdana" style:font-size-asian="12pt" style:font-style-asian="italic" style:font-weight-asian="normal" style:font-name-complex="Verdana" style:font-size-complex="12pt" style:font-style-complex="italic" style:font-weight-complex="normal"/>
    </style:style>
    <style:style style:name="T15" style:family="text">
      <style:text-properties style:text-position="sub 58%" style:font-name="Arial" fo:font-weight="normal" style:font-name-asian="Verdana" style:font-weight-asian="normal" style:font-name-complex="Verdana" style:font-weight-complex="normal"/>
    </style:style>
    <style:style style:name="fr1" style:family="graphic" style:parent-style-name="Formula">
      <style:graphic-properties style:wrap="parallel" style:number-wrapped-paragraphs="no-limit" style:wrap-contour="false" style:vertical-pos="middle" style:vertical-rel="baseline" style:horizontal-pos="from-left" style:horizontal-rel="paragraph-content" fo:background-color="#ffffff" style:background-transparency="100%" draw:ole-draw-aspect="1">
        <style:background-image/>
      </style:graphic-properties>
    </style:style>
    <style:style style:name="fr2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draw:ole-draw-aspect="1">
        <style:background-image/>
      </style:graphic-properties>
    </style:style>
    <text:list-style style:name="L1">
      <text:list-level-style-bullet text:level="1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98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hiago Pinheiro de Macedo - Nº USP: 5124272<text:line-break/>MAE0699 - Tópicos de Probabilidade e Estatística<text:line-break/>Prof.: José Carlos Simon de Miranda<text:line-break/><text:line-break/>Exercício de Implementação #03</text:p>
      <text:p text:style-name="P5"/>
      <text:p text:style-name="P7">Resumo</text:p>
      <text:p text:style-name="P7"/>
      <text:p text:style-name="P2"><text:tab/>Este exercício tinha como objetivo aproximas uma integral em um elipsóide prolato através de um procedimento de Monte Carlo com Variáveis Controle. </text:p>
      <text:p text:style-name="P5"><text:span text:style-name="T1"><text:tab/>Como a região aproximava-se de uma região conhecida (uma esfera) - e como obtivemos experiência nos últimos exercícios quanto à geração de pontos uniformemente distribuídos em esferas de dimensão N - aplicamos o método de Variáveis Controle através destas duas regiões, com resultados muito satisfatórios.</text:span><text:span text:style-name="T1"> </text:span><text:span text:style-name="T8"><text:line-break/></text:span></text:p>
      <text:p text:style-name="P7">Preliminares</text:p>
      <text:p text:style-name="P7"/>
      <text:p text:style-name="P6"><text:span text:style-name="T1"><text:tab/>O problema consiste em aproximar - </text:span><text:span text:style-name="T1">na respectiva região -</text:span><text:span text:style-name="T1"> a seguinte integral</text:span><text:span text:style-name="T1">:</text:span><text:span text:style-name="T8"><text:line-break/></text:span></text:p>
      <text:p text:style-name="P1"><draw:frame draw:style-name="fr1" draw:name="Object11" text:anchor-type="as-char" svg:width="11.382cm" svg:height="7.05cm" draw:z-index="0"><draw:object xlink:href="./Object 11" xlink:type="simple" xlink:show="embed" xlink:actuate="onLoad"/><draw:image xlink:href="./ObjectReplacements/Object 11" xlink:type="simple" xlink:show="embed" xlink:actuate="onLoad"/></draw:frame></text:p>
      <text:p text:style-name="P2"/>
      <text:p text:style-name="P2"/>
      <text:p text:style-name="P7">Aplicação do Método</text:p>
      <text:p text:style-name="P7"/>
      <text:p text:style-name="P3"><text:span text:style-name="T1"><text:tab/>A região </text:span><text:span text:style-name="T11">V</text:span><text:span text:style-name="T7"> (</text:span><text:span text:style-name="T11">Elipsóide </text:span><text:span text:style-name="T7">ou </text:span><text:span text:style-name="T11">Esferóide Prolato</text:span><text:span text:style-name="T6"><text:note text:id="ftn1" text:note-class="footnote"><text:note-citation text:label="†">†</text:note-citation><text:note-body><text:p text:style-name="P8">Veja mais em <text:a xlink:type="simple" xlink:href="http://en.wikipedia.org/wiki/Ellipsoid">http://en.wikipedia.org/wiki/Ellipsoid</text:a> e <text:a xlink:type="simple" xlink:href="http://en.wikipedia.org/wiki/Spheroid">http://en.wikipedia.org/wiki/Spheroid</text:a></text:p></text:note-body></text:note></text:span><text:span text:style-name="T7">) é muito simular a uma esfera Y, de raio 1</text:span><text:span text:style-name="T11">:</text:span></text:p>
      <text:p text:style-name="P1"><text:span text:style-name="T8"><text:line-break/></text:span><text:span text:style-name="T8"><draw:frame draw:style-name="fr1" draw:name="Object8" text:anchor-type="as-char" svg:width="6.452cm" svg:height="0.69cm" draw:z-index="1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3"/>
      <text:p text:style-name="P3"><text:span text:style-name="T1"><text:tab/>Isso nos permite aplicar o Método de Monte Carlo utilizando uma Variável Controle, uma vez que não é complexo definir uma variável aleatória, correlacionando as regiões similares </text:span><text:span text:style-name="T11">V</text:span><text:span text:style-name="T1"> e </text:span><text:span text:style-name="T11">S. </text:span><text:span text:style-name="T7">Primeiramente,, definimos :</text:span></text:p>
      <text:p text:style-name="P13"/>
      <text:p text:style-name="P31"><draw:frame draw:style-name="fr2" draw:name="Object9" text:anchor-type="as-char" svg:y="-1.344cm" svg:width="11.434cm" svg:height="5.032cm" draw:z-index="2"><draw:object xlink:href="./Object 9" xlink:type="simple" xlink:show="embed" xlink:actuate="onLoad"/><draw:image xlink:href="./ObjectReplacements/Object 9" xlink:type="simple" xlink:show="embed" xlink:actuate="onLoad"/></draw:frame></text:p>
      <text:p text:style-name="P46"><text:tab/>E então, podemos considerar as variáveis:</text:p>
      <text:p text:style-name="P1"><draw:frame draw:style-name="fr2" draw:name="Object1" text:anchor-type="as-char" svg:y="-1.344cm" svg:width="5.112cm" svg:height="2.392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2"><text:tab/>Então, estima-se <text:span text:style-name="T12">θ</text:span><text:span text:style-name="T13"> <text:s/>através de uma amostra piloto e finalmente estimamos C</text:span><text:span text:style-name="T14">θ.</text:span></text:p>
      <text:p text:style-name="P2"><text:span text:style-name="T14"/></text:p>
      <text:p text:style-name="P4"><text:span text:style-name="T15"><text:tab/></text:span><text:span text:style-name="T9">Um importante detalhe é o valor de E(Y). Obtivemos uma aproximação de seu valor de -1.39626339309612,</text:span></text:p>
      <text:p text:style-name="P4"><text:span text:style-name="T9">mas deixamos parametrizado para que o exercício programa o fizesse se fosse o caso. Obtivemos então os seguintes resultados:</text:span></text:p>
      <text:p text:style-name="P4"><text:span text:style-name="T9"/></text:p>
      <text:p text:style-name="P44"><text:span text:style-name="T10">======================================================================</text:span></text:p>
      <text:p text:style-name="P44"><text:span text:style-name="T10">Calculo da Integral via Monte Carlo com Variavel de Controle</text:span></text:p>
      <text:p text:style-name="P44"><text:span text:style-name="T10">======================================================================</text:span></text:p>
      <text:p text:style-name="P44"><text:span text:style-name="T10"/></text:p>
      <text:p text:style-name="P44"><text:span text:style-name="T10">Parametros Operacionais:</text:span></text:p>
      <text:p text:style-name="P44"><text:span text:style-name="T10"><text:tab/>Pontos para estimar Theta .....: 1000</text:span></text:p>
      <text:p text:style-name="P44"><text:span text:style-name="T10"><text:tab/>Pontos para estimar a Integral : 100000</text:span></text:p>
      <text:p text:style-name="P44"><text:span text:style-name="T10"><text:tab/>Simulacoes de Theta ...........: 100</text:span></text:p>
      <text:p text:style-name="P44"><text:span text:style-name="T10"><text:tab/>Simulacoes da Integral ........: 100</text:span></text:p>
      <text:p text:style-name="P44"><text:span text:style-name="T10"/></text:p>
      <text:p text:style-name="P44"><text:span text:style-name="T10">Estimando valor de Theta... [ 0.9989890895744411 ]</text:span></text:p>
      <text:p text:style-name="P44"><text:span text:style-name="T10"/></text:p>
      <text:p text:style-name="P44"><text:span text:style-name="T10">Valor da Integral na Esfera... [ -1.3962633930961210 ]</text:span></text:p>
      <text:p text:style-name="P44"><text:span text:style-name="T10"/></text:p>
      <text:p text:style-name="P44"><text:span text:style-name="T10">Estimando valor da Integral no Elipsoide... [ -1.3958332721226123 ]</text:span></text:p>
      <text:p text:style-name="P44"><text:span text:style-name="T10"/></text:p>
      <text:p text:style-name="P44"><text:span text:style-name="T10">&gt;&gt;&gt; Diferenca para a integral na Esfera: 0.0004301209735087</text:span></text:p>
      <text:p text:style-name="P44"><text:span text:style-name="T10"/></text:p>
      <text:p text:style-name="P44"><text:span text:style-name="T10">======================================================================</text:span></text:p>
      <text:p text:style-name="P44"><text:span text:style-name="T10">Calculo da Integral via Monte Carlo com Variavel de Controle</text:span></text:p>
      <text:p text:style-name="P44"><text:span text:style-name="T10">======================================================================</text:span></text:p>
      <text:p text:style-name="P44"><text:span text:style-name="T10"/></text:p>
      <text:p text:style-name="P44"><text:span text:style-name="T10">Parametros Operacionais:</text:span></text:p>
      <text:p text:style-name="P44"><text:span text:style-name="T10"><text:tab/>Pontos para estimar Theta .....: 1000</text:span></text:p>
      <text:p text:style-name="P44"><text:span text:style-name="T10"><text:tab/>Pontos para estimar a Integral : 100000</text:span></text:p>
      <text:p text:style-name="P44"><text:span text:style-name="T10"><text:tab/>Simulacoes de Theta ...........: 100</text:span></text:p>
      <text:p text:style-name="P44"><text:span text:style-name="T10"><text:tab/>Simulacoes da Integral ........: 100</text:span></text:p>
      <text:p text:style-name="P44"><text:span text:style-name="T10"/></text:p>
      <text:p text:style-name="P44"><text:span text:style-name="T10">Estimando valor de Theta... [ 0.9990098568110072 ]</text:span></text:p>
      <text:p text:style-name="P44"><text:span text:style-name="T10"/></text:p>
      <text:p text:style-name="P44"><text:span text:style-name="T10">Estimando valor da Integral na Esfera... [ -1.3963544989379666 ]</text:span></text:p>
      <text:p text:style-name="P44"><text:span text:style-name="T10"/></text:p>
      <text:p text:style-name="P44"><text:span text:style-name="T10">Estimando valor da Integral no Elipsoide... [ -1.3964125251176536 ]</text:span></text:p>
      <text:p text:style-name="P44"><text:span text:style-name="T10"/></text:p>
      <text:p text:style-name="P44"><text:span text:style-name="T10">&gt;&gt;&gt; Diferenca para a integral na Esfera: -0.0000580261796870</text:span></text:p>
      <text:p text:style-name="P44"><text:span text:style-name="T10"/></text:p>
      <text:p text:style-name="P45">Apêndice A</text:p>
      <text:p text:style-name="P7"/>
      <text:p text:style-name="P30"><text:tab/><text:span text:style-name="T2">Documentos utilizandos para consulta estão em:</text:span></text:p>
      <text:p text:style-name="P30"><text:span text:style-name="T2"/></text:p>
      <text:list text:style-name="L1">
        <text:list-item>
          <text:p text:style-name="P15"><text:a xlink:type="simple" xlink:href="http://www.linux.ime.usp.br/~tmacedo/"><text:span text:style-name="T5">http://www.linux.ime.usp.br/~tmacedo/</text:span></text:a></text:p>
        </text:list-item>
      </text:list>
      <text:p text:style-name="P4"><text:span text:style-name="T5"/></text:p>
      <text:p text:style-name="P4"><text:span text:style-name="T5"/></text:p>
      <text:p text:style-name="P4"><text:tab/>Links para maiores informações:</text:p>
      <text:p text:style-name="P4"/>
      <text:list text:style-name="L1">
        <text:list-item>
          <text:p text:style-name="P32">Why go to Monte Carlo?</text:p>
          <text:p text:style-name="P32"><text:a xlink:type="simple" xlink:href="http://www.sinopt.com/learning1/desnotes/montecarlo.htm"><text:span text:style-name="T5">http://www.sinopt.com/learning1/desnotes/montecarlo.htm</text:span></text:a></text:p>
          <text:p text:style-name="P32"/>
        </text:list-item>
        <text:list-item>
          <text:p text:style-name="P32">SIMD-oriented Fast Mersenne Twister (SFMT)</text:p>
          <text:p text:style-name="P12"><text:a xlink:type="simple" xlink:href="http://www.math.sci.hiroshima-u.ac.jp/~m-mat/MT/SFMT/"><text:span text:style-name="T4">http://www.math.sci.hiroshima-u.ac.jp/~m-mat/MT/SFMT/</text:span></text:a></text:p>
          <text:p text:style-name="P15"/>
        </text:list-item>
        <text:list-item>
          <text:p text:style-name="P15">Algorítimo Ziggurat</text:p>
          <text:p text:style-name="P15"><text:a xlink:type="simple" xlink:href="http://en.wikipedia.org/wiki/Ziggurat_algorithm"><text:span text:style-name="T5">http://en.wikipedia.org/wiki/Ziggurat_algorithm</text:span></text:a></text:p>
          <text:p text:style-name="P15"/>
        </text:list-item>
        <text:list-item>
          <text:p text:style-name="P32">Hypersphere</text:p>
          <text:p text:style-name="P15"><text:a xlink:type="simple" xlink:href="http://en.wikipedia.org/w/index.php?title=Hypersphere&amp;oldid=129168696"><text:span text:style-name="T5">http://en.wikipedia.org/w/index.php?title=Hypersphere&amp;oldid=129168696</text:span></text:a><text:span text:style-name="T5"> (como visto em Jun. 4, 2007)</text:span></text:p>
          <text:p text:style-name="P15"/>
        </text:list-item>
        <text:list-item>
          <text:p text:style-name="P32">The "Volume" of an n-dimencional hypersphere of radius r</text:p>
          <text:p text:style-name="P15"><text:a xlink:type="simple" xlink:href="http://ai.eecs.umich.edu/people/dreeves/misc/HyperSphere.html"><text:span text:style-name="T5">http://ai.eecs.umich.edu/people/dreeves/misc/HyperSphere.html</text:span></text:a></text:p>
          <text:p text:style-name="P15"/>
        </text:list-item>
        <text:list-item>
          <text:p text:style-name="P32">Integral Calculus, The Volume of the Hypersphere</text:p>
          <text:p text:style-name="P15"><text:a xlink:type="simple" xlink:href="http://www.mathreference.com/ca-int,hsp.html"><text:span text:style-name="T5">http://www.mathreference.com/ca-int,hsp.html</text:span></text:a></text:p>
          <text:p text:style-name="P32"/>
        </text:list-item>
        <text:list-item>
          <text:p text:style-name="P32">Anisotropic density &amp; yet another Box Muller</text:p>
          <text:p text:style-name="P15"><text:a xlink:type="simple" xlink:href="http://web.mat.bham.ac.uk/marijke/bm/yabm.pdf"><text:span text:style-name="T5">http://web.mat.bham.ac.uk/marijke/bm/yabm.pdf</text:span></text:a></text:p>
          <text:p text:style-name="P15"/>
        </text:list-item>
        <text:list-item>
          <text:p text:style-name="P32">The volume of an n-dimensional hypersphere</text:p>
          <text:p text:style-name="P15"><text:a xlink:type="simple" xlink:href="http://www-staff.lboro.ac.uk/~coael/hypersphere.pdf"><text:span text:style-name="T5">http://www-staff.lboro.ac.uk/~coael/hypersphere.pdf</text:span></text:a></text:p>
          <text:p text:style-name="P15"/>
        </text:list-item>
        <text:list-item>
          <text:p text:style-name="P32">Area-Volume Formulas <text:s/>for N-Dimensional Spheres and Balls</text:p>
          <text:p text:style-name="P29"><text:a xlink:type="simple" xlink:href="http://www.sjsu.edu/faculty/watkins/ndim.htm"><text:span text:style-name="T5">http://www.sjsu.edu/faculty/watkins/ndim.htm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Verdana" svg:font-family="Verdan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1" style:font-size-asian="12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text-indent="0cm" style:auto-text-indent="false"/>
      <style:text-properties style:font-name="Verdana" fo:font-size="10pt" style:font-name-asian="Verdana" style:font-size-asian="10pt" style:font-name-complex="Verdana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0cm" style:auto-text-indent="false"/>
      <style:text-properties style:font-name="Verdana" fo:font-size="10pt" style:font-name-asian="Verdana" style:font-size-asian="10pt" style:font-name-complex="Verdana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Verdana" fo:font-size="16pt" fo:font-weight="bold" style:font-name-asian="Verdana" style:font-size-asian="16pt" style:font-weight-asian="bold" style:font-name-complex="Verdana" style:font-size-complex="16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Verdana" fo:font-size="14pt" fo:font-style="italic" fo:font-weight="bold" style:font-name-asian="Verdana" style:font-size-asian="14pt" style:font-style-asian="italic" style:font-weight-asian="bold" style:font-name-complex="Verdana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Verdana" fo:font-size="13pt" fo:font-weight="bold" style:font-name-asian="Verdana" style:font-size-asian="13pt" style:font-weight-asian="bold" style:font-name-complex="Verdana" style:font-size-complex="13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Verdana" fo:font-size="12pt" fo:font-style="italic" fo:font-weight="bold" style:font-name-asian="Verdana" style:font-size-asian="12pt" style:font-style-asian="italic" style:font-weight-asian="bold" style:font-name-complex="Verdana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cm"/>
      <style:text-properties style:font-name="Verdana" fo:font-size="10pt" style:font-name-asian="Verdana" style:font-size-asian="10pt" style:font-name-complex="Verdana" style:font-size-complex="10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parent-style-name="Standard" style:class="extra">
      <style:paragraph-properties fo:margin-top="0cm" fo:margin-bottom="0cm"/>
      <style:text-properties style:font-name="Verdana" fo:font-size="10pt" fo:font-style="italic" style:font-name-asian="Verdana" style:font-size-asian="10pt" style:font-name-complex="Verdana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 fo:padding="0.254cm" fo:border="0.002cm solid #ddddd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4-23T05:21:14</meta:creation-date>
    <dc:creator>Thiago Macedo</dc:creator>
    <dc:date>2007-06-22T18:40:54</dc:date>
    <dc:language>pt-BR</dc:language>
    <meta:editing-cycles>424</meta:editing-cycles>
    <meta:editing-duration>PT10H7M2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4" meta:page-count="3" meta:paragraph-count="64" meta:word-count="459" meta:character-count="3665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o math:stretchy="false">θ</math:mo>
          <math:mrow>
            <math:mi/>
            <math:mo math:stretchy="false">=</math:mo>
            <math:mi/>
          </math:mrow>
          <math:mfrac>
            <math:mrow>
              <math:mi math:fontstyle="italic">Cov</math:mi>
              <math:mrow>
                <math:mo math:stretchy="false">(</math:mo>
                <math:mrow>
                  <math:mi>Z</math:mi>
                  <math:mi>,</math:mi>
                  <math:mi>Y</math:mi>
                </math:mrow>
                <math:mo math:stretchy="false">)</math:mo>
              </math:mrow>
            </math:mrow>
            <math:mrow>
              <math:mi math:fontstyle="italic">Var</math:mi>
              <math:mrow>
                <math:mo math:stretchy="false">(</math:mo>
                <math:mi>Y</math:mi>
                <math:mo math:stretchy="false">)</math:mo>
              </math:mrow>
            </math:mrow>
          </math:mfrac>
        </math:mrow>
      </math:mtr>
      <math:mtr/>
      <math:mtr>
        <math:mrow>
          <math:msub>
            <math:mi>C</math:mi>
            <math:mo math:stretchy="false">θ</math:mo>
          </math:msub>
          <math:mrow>
            <math:mi/>
            <math:mo math:stretchy="false">=</math:mo>
            <math:mi/>
          </math:mrow>
          <math:mi>Z</math:mi>
          <math:mrow>
            <math:mi/>
            <math:mo math:stretchy="false">−</math:mo>
            <math:mi/>
          </math:mrow>
          <math:mrow>
            <math:mo math:stretchy="false">θ</math:mo>
            <math:mo math:stretchy="false">∗</math:mo>
            <math:mrow>
              <math:mo math:stretchy="false">(</math:mo>
              <math:mrow>
                <math:mrow>
                  <math:mi>Y</math:mi>
                  <math:mo math:stretchy="false">−</math:mo>
                  <math:mi>E</math:mi>
                </math:mrow>
                <math:mrow>
                  <math:mo math:stretchy="false">(</math:mo>
                  <math:mi>Y</math:mi>
                  <math:mo math:stretchy="false">)</math:mo>
                </math:mrow>
              </math:mrow>
              <math:mo math:stretchy="false">)</math:mo>
            </math:mrow>
          </math:mrow>
        </math:mrow>
      </math:mtr>
    </math:mtable>
    <math:annotation math:encoding="StarMath 5.0">%theta `=` {Cov(Z, Y)} over {Var(Y)}

newline newline

C_%theta `=` Z `-` %theta * (Y - E(Y))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over math:accent="true">
            <math:mi>X</math:mi>
            <math:mo math:stretchy="false">→</math:mo>
          </math:mover>
          <math:mo math:stretchy="false">=</math:mo>
          <math:mrow>
            <math:mo math:stretchy="false">{</math:mo>
            <math:mrow>
              <math:msub>
                <math:mi>x</math:mi>
                <math:mn>1,</math:mn>
              </math:msub>
              <math:msub>
                <math:mi>x</math:mi>
                <math:mn>2,</math:mn>
              </math:msub>
              <math:msub>
                <math:mi>x</math:mi>
                <math:mn>3</math:mn>
              </math:msub>
            </math:mrow>
            <math:mo math:stretchy="false">}</math:mo>
          </math:mrow>
        </math:mrow>
      </math:mtr>
      <math:mtr/>
      <math:mtr>
        <math:mrow>
          <math:mi>V</math:mi>
          <math:mo math:stretchy="false">=</math:mo>
          <math:mrow>
            <math:mo math:stretchy="false">{</math:mo>
            <math:mrow>
              <math:mrow>
                <math:mover math:accent="true">
                  <math:mi>X</math:mi>
                  <math:mo math:stretchy="false">→</math:mo>
                </math:mover>
                <math:mo math:stretchy="false">∈</math:mo>
                <math:msup>
                  <math:mo math:stretchy="false">ℝ</math:mo>
                  <math:mn>3</math:mn>
                </math:msup>
              </math:mrow>
              <math:mrow>
                <math:mi/>
                <math:mo math:stretchy="false">∣</math:mo>
                <math:mi/>
              </math:mrow>
              <math:mrow>
                <math:mrow>
                  <math:msup>
                    <math:msub>
                      <math:mi>x</math:mi>
                      <math:mn>1</math:mn>
                    </math:msub>
                    <math:mn>2</math:mn>
                  </math:msup>
                  <math:mo math:stretchy="false">+</math:mo>
                  <math:msup>
                    <math:msub>
                      <math:mi>x</math:mi>
                      <math:mn>2</math:mn>
                    </math:msub>
                    <math:mn>2</math:mn>
                  </math:msup>
                </math:mrow>
                <math:mo math:stretchy="false">+</math:mo>
                <math:msup>
                  <math:mfenced math:open="" math:close="">
                    <math:mfrac>
                      <math:msub>
                        <math:mi>x</math:mi>
                        <math:mn>3</math:mn>
                      </math:msub>
                      <math:mn>1.01</math:mn>
                    </math:mfrac>
                  </math:mfenced>
                  <math:mn>2</math:mn>
                </math:msup>
              </math:mrow>
              <math:mrow>
                <math:mi/>
                <math:mo math:stretchy="false">&lt;</math:mo>
                <math:mi/>
              </math:mrow>
              <math:mn>1</math:mn>
            </math:mrow>
            <math:mo math:stretchy="false">}</math:mo>
          </math:mrow>
        </math:mrow>
      </math:mtr>
      <math:mtr/>
      <math:mtr>
        <math:mrow>
          <math:mi>z</math:mi>
          <math:mrow>
            <math:mi/>
            <math:mo math:stretchy="false">=</math:mo>
            <math:mi/>
          </math:mrow>
          <math:mover math:accent="true">
            <math:mi>Z</math:mi>
            <math:mo math:stretchy="false">˜</math:mo>
          </math:mover>
          <math:mrow>
            <math:mo math:stretchy="false">(</math:mo>
            <math:mover math:accent="true">
              <math:mi>X</math:mi>
              <math:mo math:stretchy="false">→</math:mo>
            </math:mover>
            <math:mo math:stretchy="false">)</math:mo>
          </math:mrow>
          <math:mi/>
          <math:mrow>
            <math:mi>:</math:mi>
            <math:mo math:stretchy="false">=</math:mo>
            <math:mi/>
          </math:mrow>
          <math:mrow>
            <math:msup>
              <math:mo math:stretchy="false">ℝ</math:mo>
              <math:mn>3</math:mn>
            </math:msup>
            <math:mo math:stretchy="false">→</math:mo>
            <math:mo math:stretchy="false">ℝ</math:mo>
          </math:mrow>
          <math:mi>,</math:mi>
          <math:mrow>
            <math:mrow>
              <math:mo math:stretchy="false">{</math:mo>
              <math:mrow>
                <math:msub>
                  <math:mi>x</math:mi>
                  <math:mn>1,</math:mn>
                </math:msub>
                <math:msub>
                  <math:mi>x</math:mi>
                  <math:mn>2,</math:mn>
                </math:msub>
                <math:msub>
                  <math:mi>x</math:mi>
                  <math:mn>3</math:mn>
                </math:msub>
              </math:mrow>
              <math:mo math:stretchy="false">}</math:mo>
            </math:mrow>
            <math:mo math:stretchy="false">→</math:mo>
            <math:mi>z</math:mi>
          </math:mrow>
          <math:mrow>
            <math:mi/>
            <math:mo math:stretchy="false">=</math:mo>
            <math:mi/>
          </math:mrow>
          <math:mi>ln</math:mi>
          <math:msqrt>
            <math:mrow>
              <math:mrow>
                <math:msup>
                  <math:msub>
                    <math:mi>x</math:mi>
                    <math:mn>1</math:mn>
                  </math:msub>
                  <math:mn>2</math:mn>
                </math:msup>
                <math:mo math:stretchy="false">+</math:mo>
                <math:msup>
                  <math:msub>
                    <math:mi>x</math:mi>
                    <math:mn>2</math:mn>
                  </math:msub>
                  <math:mn>2</math:mn>
                </math:msup>
              </math:mrow>
              <math:mo math:stretchy="false">+</math:mo>
              <math:msup>
                <math:msub>
                  <math:mi>x</math:mi>
                  <math:mn>3</math:mn>
                </math:msub>
                <math:mn>2</math:mn>
              </math:msup>
            </math:mrow>
          </math:msqrt>
        </math:mrow>
      </math:mtr>
      <math:mtr/>
      <math:mtr>
        <math:mrow>
          <math:mover math:accent="true">
            <math:mi>Z</math:mi>
            <math:mo math:stretchy="false">˜</math:mo>
          </math:mover>
          <math:mrow>
            <math:mo math:stretchy="false">(</math:mo>
            <math:mover math:accent="true">
              <math:mi>X</math:mi>
              <math:mo math:stretchy="false">→</math:mo>
            </math:mover>
            <math:mo math:stretchy="false">)</math:mo>
          </math:mrow>
          <math:mrow>
            <math:mi/>
            <math:mo math:stretchy="false">=</math:mo>
            <math:mi/>
          </math:mrow>
          <math:mi>ln</math:mi>
          <math:msqrt>
            <math:mrow>
              <math:mrow>
                <math:msup>
                  <math:msub>
                    <math:mi>x</math:mi>
                    <math:mn>1</math:mn>
                  </math:msub>
                  <math:mn>2</math:mn>
                </math:msup>
                <math:mo math:stretchy="false">+</math:mo>
                <math:msup>
                  <math:msub>
                    <math:mi>x</math:mi>
                    <math:mn>2</math:mn>
                  </math:msub>
                  <math:mn>2</math:mn>
                </math:msup>
              </math:mrow>
              <math:mo math:stretchy="false">+</math:mo>
              <math:msup>
                <math:msub>
                  <math:mi>x</math:mi>
                  <math:mn>3</math:mn>
                </math:msub>
                <math:mn>2</math:mn>
              </math:msup>
            </math:mrow>
          </math:msqrt>
          <math:mrow>
            <math:mi/>
            <math:mo math:stretchy="false">=</math:mo>
            <math:mi/>
          </math:mrow>
          <math:mi>ln</math:mi>
          <math:mrow>
            <math:mo math:stretchy="false">∥</math:mo>
            <math:mover math:accent="true">
              <math:mi>X</math:mi>
              <math:mo math:stretchy="false">→</math:mo>
            </math:mover>
            <math:mo math:stretchy="false">∥</math:mo>
          </math:mrow>
        </math:mrow>
      </math:mtr>
      <math:mtr/>
      <math:mtr>
        <math:mrow>
          <math:mi>Z</math:mi>
          <math:mrow>
            <math:mi/>
            <math:mo math:stretchy="false">=</math:mo>
            <math:mi/>
          </math:mrow>
          <math:mrow>
            <math:munder>
              <math:mo math:stretchy="false">∫</math:mo>
              <math:mi>V</math:mi>
            </math:munder>
            <math:mrow>
              <math:mover math:accent="true">
                <math:mi>Z</math:mi>
                <math:mo math:stretchy="false">˜</math:mo>
              </math:mover>
              <math:mrow>
                <math:mo math:stretchy="false">(</math:mo>
                <math:mover math:accent="true">
                  <math:mi>X</math:mi>
                  <math:mo math:stretchy="false">→</math:mo>
                </math:mover>
                <math:mo math:stretchy="false">)</math:mo>
              </math:mrow>
            </math:mrow>
          </math:mrow>
          <math:mi math:fontstyle="italic">dx</math:mi>
        </math:mrow>
      </math:mtr>
    </math:mtable>
    <math:annotation math:encoding="StarMath 5.0">widevec{X} = lbrace x_1, x_2, x_3 rbrace

newline newline
  
V = lbrace {widevec{X} in setR^3} `divides`
{x_1}^2 + {x_2}^2 + {left ( {x_3} over 1.01  right )}^2 `&lt;` 1  rbrace 

newline newline

z `=` widetilde{Z}(widevec{X}) `:=` {setR}^3 toward {setR} ,
lbrace x_1, x_2, x_3 rbrace toward z `=` ln{sqrt{{x_1}^2 + {x_2}^2 + {x_3}^2}}

newline newline

widetilde{Z}(widevec{X})
`=` ln{sqrt{{x_1}^2 + {x_2}^2 + {x_3}^2}}
`=` ln{ldline widevec{X} rdline}

newline newline

Z `=` int from V { widetilde{Z}(widevec{X}) } dx
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S</math:mi>
      <math:mo math:stretchy="false">=</math:mo>
      <math:mrow>
        <math:mo math:stretchy="false">{</math:mo>
        <math:mrow>
          <math:mrow>
            <math:mi>X</math:mi>
            <math:mo math:stretchy="false">∈</math:mo>
            <math:msup>
              <math:mo math:stretchy="false">ℝ</math:mo>
              <math:mn>3</math:mn>
            </math:msup>
          </math:mrow>
          <math:mrow>
            <math:mi/>
            <math:mo math:stretchy="false">∣</math:mo>
            <math:mi/>
          </math:mrow>
          <math:mrow>
            <math:mrow>
              <math:msup>
                <math:msub>
                  <math:mi>x</math:mi>
                  <math:mn>1</math:mn>
                </math:msub>
                <math:mn>2</math:mn>
              </math:msup>
              <math:mo math:stretchy="false">+</math:mo>
              <math:msup>
                <math:msub>
                  <math:mi>x</math:mi>
                  <math:mn>2</math:mn>
                </math:msub>
                <math:mn>2</math:mn>
              </math:msup>
            </math:mrow>
            <math:mo math:stretchy="false">+</math:mo>
            <math:msup>
              <math:msub>
                <math:mi>x</math:mi>
                <math:mn>3</math:mn>
              </math:msub>
              <math:mn>2</math:mn>
            </math:msup>
          </math:mrow>
          <math:mrow>
            <math:mi/>
            <math:mo math:stretchy="false">&lt;</math:mo>
            <math:mi/>
          </math:mrow>
          <math:mn>1</math:mn>
        </math:mrow>
        <math:mo math:stretchy="false">}</math:mo>
      </math:mrow>
    </math:mrow>
    <math:annotation math:encoding="StarMath 5.0">S = lbrace {X in setR^3} `divides`
{x_1}^2 + {x_2}^2 + {x_3}^2 `&lt;` 1  rbrace 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S</math:mi>
          <math:mo math:stretchy="false">=</math:mo>
          <math:mrow>
            <math:mo math:stretchy="false">{</math:mo>
            <math:mrow>
              <math:mrow>
                <math:mi>X</math:mi>
                <math:mo math:stretchy="false">∈</math:mo>
                <math:msup>
                  <math:mo math:stretchy="false">ℝ</math:mo>
                  <math:mn>3</math:mn>
                </math:msup>
              </math:mrow>
              <math:mrow>
                <math:mi/>
                <math:mo math:stretchy="false">∣</math:mo>
                <math:mi/>
              </math:mrow>
              <math:mrow>
                <math:mrow>
                  <math:msup>
                    <math:msub>
                      <math:mi>x</math:mi>
                      <math:mn>1</math:mn>
                    </math:msub>
                    <math:mn>2</math:mn>
                  </math:msup>
                  <math:mo math:stretchy="false">+</math:mo>
                  <math:msup>
                    <math:msub>
                      <math:mi>x</math:mi>
                      <math:mn>2</math:mn>
                    </math:msub>
                    <math:mn>2</math:mn>
                  </math:msup>
                </math:mrow>
                <math:mo math:stretchy="false">+</math:mo>
                <math:msup>
                  <math:msub>
                    <math:mi>x</math:mi>
                    <math:mn>3</math:mn>
                  </math:msub>
                  <math:mn>2</math:mn>
                </math:msup>
              </math:mrow>
              <math:mrow>
                <math:mi/>
                <math:mo math:stretchy="false">&lt;</math:mo>
                <math:mi/>
              </math:mrow>
              <math:mn>1</math:mn>
            </math:mrow>
            <math:mo math:stretchy="false">}</math:mo>
          </math:mrow>
        </math:mrow>
      </math:mtr>
      <math:mtr/>
      <math:mtr>
        <math:mrow>
          <math:mi>y</math:mi>
          <math:mrow>
            <math:mi/>
            <math:mo math:stretchy="false">=</math:mo>
            <math:mi/>
          </math:mrow>
          <math:mover math:accent="true">
            <math:mi>Y</math:mi>
            <math:mo math:stretchy="false">˜</math:mo>
          </math:mover>
          <math:mrow>
            <math:mo math:stretchy="false">(</math:mo>
            <math:mover math:accent="true">
              <math:mi>X</math:mi>
              <math:mo math:stretchy="false">→</math:mo>
            </math:mover>
            <math:mo math:stretchy="false">)</math:mo>
          </math:mrow>
          <math:mi/>
          <math:mrow>
            <math:mi>:</math:mi>
            <math:mo math:stretchy="false">=</math:mo>
            <math:mi/>
          </math:mrow>
          <math:mrow>
            <math:msup>
              <math:mo math:stretchy="false">ℝ</math:mo>
              <math:mn>3</math:mn>
            </math:msup>
            <math:mo math:stretchy="false">→</math:mo>
            <math:mo math:stretchy="false">ℝ</math:mo>
          </math:mrow>
          <math:mi>,</math:mi>
          <math:mrow>
            <math:mrow>
              <math:mo math:stretchy="false">{</math:mo>
              <math:mrow>
                <math:msub>
                  <math:mi>x</math:mi>
                  <math:mn>1,</math:mn>
                </math:msub>
                <math:msub>
                  <math:mi>x</math:mi>
                  <math:mn>2,</math:mn>
                </math:msub>
                <math:msub>
                  <math:mi>x</math:mi>
                  <math:mn>3</math:mn>
                </math:msub>
              </math:mrow>
              <math:mo math:stretchy="false">}</math:mo>
            </math:mrow>
            <math:mo math:stretchy="false">→</math:mo>
            <math:mi>z</math:mi>
          </math:mrow>
          <math:mrow>
            <math:mi/>
            <math:mo math:stretchy="false">=</math:mo>
            <math:mi/>
          </math:mrow>
          <math:mi>ln</math:mi>
          <math:msqrt>
            <math:mrow>
              <math:mrow>
                <math:msup>
                  <math:msub>
                    <math:mi>x</math:mi>
                    <math:mn>1</math:mn>
                  </math:msub>
                  <math:mn>2</math:mn>
                </math:msup>
                <math:mo math:stretchy="false">+</math:mo>
                <math:msup>
                  <math:msub>
                    <math:mi>x</math:mi>
                    <math:mn>2</math:mn>
                  </math:msub>
                  <math:mn>2</math:mn>
                </math:msup>
              </math:mrow>
              <math:mo math:stretchy="false">+</math:mo>
              <math:msup>
                <math:msub>
                  <math:mi>x</math:mi>
                  <math:mn>3</math:mn>
                </math:msub>
                <math:mn>2</math:mn>
              </math:msup>
            </math:mrow>
          </math:msqrt>
        </math:mrow>
      </math:mtr>
      <math:mtr/>
      <math:mtr>
        <math:mrow>
          <math:mover math:accent="true">
            <math:mi>Y</math:mi>
            <math:mo math:stretchy="false">˜</math:mo>
          </math:mover>
          <math:mrow>
            <math:mo math:stretchy="false">(</math:mo>
            <math:mover math:accent="true">
              <math:mi>X</math:mi>
              <math:mo math:stretchy="false">→</math:mo>
            </math:mover>
            <math:mo math:stretchy="false">)</math:mo>
          </math:mrow>
          <math:mrow>
            <math:mi/>
            <math:mo math:stretchy="false">=</math:mo>
            <math:mi/>
          </math:mrow>
          <math:mi>ln</math:mi>
          <math:msqrt>
            <math:mrow>
              <math:mrow>
                <math:msup>
                  <math:msub>
                    <math:mi>x</math:mi>
                    <math:mn>1</math:mn>
                  </math:msub>
                  <math:mn>2</math:mn>
                </math:msup>
                <math:mo math:stretchy="false">+</math:mo>
                <math:msup>
                  <math:msub>
                    <math:mi>x</math:mi>
                    <math:mn>2</math:mn>
                  </math:msub>
                  <math:mn>2</math:mn>
                </math:msup>
              </math:mrow>
              <math:mo math:stretchy="false">+</math:mo>
              <math:msup>
                <math:msub>
                  <math:mi>x</math:mi>
                  <math:mn>3</math:mn>
                </math:msub>
                <math:mn>2</math:mn>
              </math:msup>
            </math:mrow>
          </math:msqrt>
          <math:mrow>
            <math:mi/>
            <math:mo math:stretchy="false">=</math:mo>
            <math:mi/>
          </math:mrow>
          <math:mi>ln</math:mi>
          <math:mrow>
            <math:mo math:stretchy="false">∥</math:mo>
            <math:mover math:accent="true">
              <math:mi>X</math:mi>
              <math:mo math:stretchy="false">→</math:mo>
            </math:mover>
            <math:mo math:stretchy="false">∥</math:mo>
          </math:mrow>
        </math:mrow>
      </math:mtr>
      <math:mtr/>
      <math:mtr>
        <math:mrow>
          <math:mi>Y</math:mi>
          <math:mrow>
            <math:mi/>
            <math:mo math:stretchy="false">=</math:mo>
            <math:mi/>
          </math:mrow>
          <math:mrow>
            <math:munder>
              <math:mo math:stretchy="false">∫</math:mo>
              <math:mi>S</math:mi>
            </math:munder>
            <math:mrow>
              <math:mover math:accent="true">
                <math:mi>Y</math:mi>
                <math:mo math:stretchy="false">˜</math:mo>
              </math:mover>
              <math:mrow>
                <math:mo math:stretchy="false">(</math:mo>
                <math:mover math:accent="true">
                  <math:mi>X</math:mi>
                  <math:mo math:stretchy="false">→</math:mo>
                </math:mover>
                <math:mo math:stretchy="false">)</math:mo>
              </math:mrow>
            </math:mrow>
          </math:mrow>
          <math:mi math:fontstyle="italic">dx</math:mi>
        </math:mrow>
      </math:mtr>
    </math:mtable>
    <math:annotation math:encoding="StarMath 5.0">S = lbrace {X in setR^3} `divides`
{x_1}^2 + {x_2}^2 + {x_3}^2 `&lt;` 1  rbrace 

newline newline

y `=` widetilde{Y}(widevec{X}) `:=` {setR}^3 toward {setR} ,
lbrace x_1, x_2, x_3 rbrace toward z `=` ln{sqrt{{x_1}^2 + {x_2}^2 + {x_3}^2}}

newline newline

widetilde{Y}(widevec{X})
`=` ln{sqrt{{x_1}^2 + {x_2}^2 + {x_3}^2}}
`=` ln{ldline widevec{X} rdline}

newline newline

Y `=` int from S { widetilde{Y}(widevec{X}) } dx



</math:annotation>
  </math:semantics>
</math:math>
</file>